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sans-serif, serif, EmojiFon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5763" officeooo:paragraph-rsid="001c5763"/>
    </style:style>
    <style:style style:name="P2" style:family="paragraph" style:parent-style-name="Standard">
      <style:text-properties officeooo:rsid="001d273b" officeooo:paragraph-rsid="001d273b"/>
    </style:style>
    <style:style style:name="P3" style:family="paragraph" style:parent-style-name="Standard">
      <style:text-properties fo:font-weight="bold" officeooo:rsid="001c5763" officeooo:paragraph-rsid="001c5763" style:font-weight-asian="bold" style:font-weight-complex="bold"/>
    </style:style>
    <style:style style:name="P4" style:family="paragraph" style:parent-style-name="Standard">
      <style:text-properties fo:font-weight="bold" officeooo:rsid="001d273b" officeooo:paragraph-rsid="001d273b" style:font-weight-asian="bold" style:font-weight-complex="bold"/>
    </style:style>
    <style:style style:name="P5" style:family="paragraph" style:parent-style-name="Standard">
      <style:text-properties fo:font-weight="bold" officeooo:rsid="0027a035" officeooo:paragraph-rsid="0027a03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c5763" officeooo:paragraph-rsid="001c5763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2527b4" officeooo:paragraph-rsid="002527b4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rsid="0020bba8" officeooo:paragraph-rsid="0020bba8"/>
    </style:style>
    <style:style style:name="P9" style:family="paragraph" style:parent-style-name="Standard">
      <style:text-properties officeooo:rsid="0020bba8" officeooo:paragraph-rsid="0027a035"/>
    </style:style>
    <style:style style:name="P10" style:family="paragraph" style:parent-style-name="Standard">
      <style:text-properties fo:font-size="11pt" fo:font-weight="bold" officeooo:rsid="002527b4" officeooo:paragraph-rsid="002527b4" style:font-size-asian="9.60000038146973pt" style:font-weight-asian="bold" style:font-size-complex="11pt" style:font-weight-complex="bold"/>
    </style:style>
    <style:style style:name="P11" style:family="paragraph" style:parent-style-name="Standard">
      <style:text-properties fo:font-size="11pt" fo:font-weight="normal" officeooo:rsid="0025a9c2" officeooo:paragraph-rsid="0025a9c2" style:font-size-asian="9.60000038146973pt" style:font-weight-asian="normal" style:font-size-complex="11pt" style:font-weight-complex="normal"/>
    </style:style>
    <style:style style:name="P12" style:family="paragraph" style:parent-style-name="Standard">
      <style:text-properties fo:color="#000000"/>
    </style:style>
    <style:style style:name="P13" style:family="paragraph" style:parent-style-name="Standard">
      <style:text-properties officeooo:paragraph-rsid="0027a035"/>
    </style:style>
    <style:style style:name="P14" style:family="paragraph" style:parent-style-name="Heading_20_3">
      <style:text-properties officeooo:rsid="001d273b" officeooo:paragraph-rsid="001d273b"/>
    </style:style>
    <style:style style:name="P15" style:family="paragraph" style:parent-style-name="Heading_20_1">
      <style:text-properties officeooo:rsid="0020bba8" officeooo:paragraph-rsid="0020bba8"/>
    </style:style>
    <style:style style:name="P16" style:family="paragraph" style:parent-style-name="Preformatted_20_Text">
      <style:paragraph-properties fo:margin-top="0in" fo:margin-bottom="0.1965in" loext:contextual-spacing="false"/>
    </style:style>
    <style:style style:name="P17" style:family="paragraph" style:parent-style-name="Preformatted_20_Text" style:list-style-name="L4"/>
    <style:style style:name="P18" style:family="paragraph" style:parent-style-name="Preformatted_20_Text" style:list-style-name="L5"/>
    <style:style style:name="P19" style:family="paragraph" style:parent-style-name="Preformatted_20_Text">
      <style:paragraph-properties fo:margin-top="0in" fo:margin-bottom="0.1965in" loext:contextual-spacing="false"/>
    </style:style>
    <style:style style:name="P20" style:family="paragraph" style:parent-style-name="Preformatted_20_Text" style:list-style-name="L4">
      <style:paragraph-properties fo:margin-top="0in" fo:margin-bottom="0.1965in" loext:contextual-spacing="false"/>
    </style:style>
    <style:style style:name="P21" style:family="paragraph" style:parent-style-name="Preformatted_20_Text" style:list-style-name="L5">
      <style:paragraph-properties fo:margin-top="0in" fo:margin-bottom="0.1965in" loext:contextual-spacing="false"/>
    </style:style>
    <style:style style:name="P22" style:family="paragraph" style:parent-style-name="Text_20_body" style:list-style-name="L1"/>
    <style:style style:name="P23" style:family="paragraph" style:parent-style-name="Text_20_body" style:list-style-name="L2"/>
    <style:style style:name="P24" style:family="paragraph" style:parent-style-name="Text_20_body" style:list-style-name="L3"/>
    <style:style style:name="P25" style:family="paragraph" style:parent-style-name="Text_20_body" style:list-style-name="L4"/>
    <style:style style:name="P26" style:family="paragraph" style:parent-style-name="Text_20_body" style:list-style-name="L5"/>
    <style:style style:name="P27" style:family="paragraph" style:parent-style-name="Text_20_body">
      <style:paragraph-properties fo:margin-top="0in" fo:margin-bottom="0in" loext:contextual-spacing="false"/>
    </style:style>
    <style:style style:name="P28" style:family="paragraph" style:parent-style-name="Heading_20_3">
      <style:text-properties fo:font-size="11pt" fo:font-weight="normal" officeooo:rsid="002ba33e" officeooo:paragraph-rsid="002ba33e" style:font-size-asian="9.60000038146973pt" style:font-weight-asian="normal" style:font-size-complex="11pt" style:font-weight-complex="normal"/>
    </style:style>
    <style:style style:name="P29" style:family="paragraph" style:parent-style-name="Standard">
      <style:text-properties fo:font-size="11pt" fo:font-weight="normal" officeooo:rsid="002ba33e" officeooo:paragraph-rsid="002ba33e" style:font-size-asian="9.60000038146973pt" style:font-weight-asian="normal" style:font-size-complex="11pt" style:font-weight-complex="normal"/>
    </style:style>
    <style:style style:name="P30" style:family="paragraph" style:parent-style-name="Standard">
      <style:text-properties fo:font-size="14pt" fo:font-weight="bold" officeooo:rsid="002ba33e" officeooo:paragraph-rsid="002ba33e" style:font-size-asian="14pt" style:font-weight-asian="bold" style:font-size-complex="14pt" style:font-weight-complex="bold"/>
    </style:style>
    <style:style style:name="P31" style:family="paragraph" style:parent-style-name="Standard">
      <style:text-properties fo:font-weight="bold" officeooo:rsid="002527b4" officeooo:paragraph-rsid="002527b4" style:font-weight-asian="bold" style:font-weight-complex="bold"/>
    </style:style>
    <style:style style:name="T1" style:family="text">
      <style:text-properties officeooo:rsid="001ef225"/>
    </style:style>
    <style:style style:name="T2" style:family="text">
      <style:text-properties style:font-name="Calibri" fo:font-size="12pt" fo:language="en" fo:country="US"/>
    </style:style>
    <style:style style:name="T3" style:family="text">
      <style:text-properties fo:color="#000000" style:font-name="Calibri" fo:font-size="12pt" fo:language="en" fo:country="US"/>
    </style:style>
    <style:style style:name="T4" style:family="text">
      <style:text-properties fo:font-weight="bold" officeooo:rsid="0027a035" style:font-weight-asian="bold" style:font-weight-complex="bold"/>
    </style:style>
    <style:style style:name="T5" style:family="text">
      <style:text-properties officeooo:rsid="0027a035"/>
    </style:style>
    <style:style style:name="T6" style:family="text">
      <style:text-properties fo:color="#0000ff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nstruction on build up the dev environment for OpenWRT</text:p>
      <text:p text:style-name="P1"/>
      <text:p text:style-name="P13"><text:span text:style-name="T4">1. </text:span><text:span text:style-name="T3">Most of my NXP docs are here.  Gen2 uses the NXP LS1012A.</text:span></text:p>
      <text:p text:style-name="P12"> </text:p>
      <text:p text:style-name="Standard"><text:a xlink:type="simple" xlink:href="https://drive.google.com/open?id=0B4O64vu_dOxLLVh2REdZS3NpY0k" office:target-frame-name="_blank" xlink:show="new" text:style-name="Internet_20_link" text:visited-style-name="Visited_20_Internet_20_Link"><text:span text:style-name="T2">https://drive.google.com/open?id=0B4O64vu_dOxLLVh2REdZS3NpY0k</text:span></text:a></text:p>
      <text:p text:style-name="P5"/>
      <text:p text:style-name="P3"/>
      <text:p text:style-name="P3"><text:span text:style-name="T5">2</text:span>. Install Git</text:p>
      <text:p text:style-name="P1"/>
      <text:p text:style-name="P1"><text:span text:style-name="T5">2</text:span>.1 Setup SSH for Git</text:p>
      <text:p text:style-name="P1"><text:tab/><text:a xlink:type="simple" xlink:href="https://confluence.atlassian.com/bitbucket/set-up-ssh-for-git-728138079.htmlp" text:style-name="Internet_20_link" text:visited-style-name="Visited_20_Internet_20_Link">https://confluence.atlassian.com/bitbucket/set-up-ssh-for-git-728138079.htmlp</text:a> </text:p>
      <text:p text:style-name="P1"/>
      <text:p text:style-name="P4"><text:span text:style-name="T5">3</text:span>. bitbucket – code repository</text:p>
      <text:p text:style-name="P2"/>
      <text:p text:style-name="P2"><text:span text:style-name="T5">3</text:span>.1 Account info</text:p>
      <text:p text:style-name="P2"><text:tab/><text:a xlink:type="simple" xlink:href="https://bitbucket.org/" text:style-name="Internet_20_link" text:visited-style-name="Visited_20_Internet_20_Link">https://bitbucket.org</text:a></text:p>
      <text:p text:style-name="P2"><text:tab/>jliao<text:span text:style-name="T1">@simplifirouter.com</text:span> / <text:span text:style-name="T1">Simplifi999</text:span></text:p>
      <text:p text:style-name="P2"/>
      <text:p text:style-name="P2"><text:span text:style-name="T5">3</text:span>.2 Simplifi Gen-2 project code</text:p>
      <text:p text:style-name="P2"><text:tab/><text:a xlink:type="simple" xlink:href="https://bitbucket.org/brightskyteam/ask-bhr" text:style-name="Internet_20_link" text:visited-style-name="Visited_20_Internet_20_Link">https://bitbucket.org/brightskyteam/ask-bhr</text:a></text:p>
      <text:p text:style-name="P2"/>
      <text:h text:style-name="P14" text:outline-level="3"><text:bookmark text:name="markdown-header-what-is-this-repository-for"/>What is this repository for?</text:h>
      <text:p text:style-name="Text_20_body">This repository contains source code for LS1012A-RDB reference design version ls1012a_1.0.rc0</text:p>
      <text:h text:style-name="Heading_20_3" text:outline-level="3"><text:bookmark text:name="markdown-header-how-do-i-get-set-up"/>How do I get set up?</text:h>
      <text:list xml:id="list237943688312573247" text:style-name="L1">
        <text:list-item>
          <text:p text:style-name="P22">Clone repository: </text:p>
        </text:list-item>
      </text:list>
      <text:p text:style-name="P16"><text:s text:c="3"/>git clone git@bitbucket.org:brightskyteam/ask-bhr.git</text:p>
      <text:list xml:id="list3094313142227077967" text:style-name="L2">
        <text:list-item>
          <text:p text:style-name="P23">move to folder ask-bhr </text:p>
        </text:list-item>
      </text:list>
      <text:p text:style-name="P16"><text:s text:c="3"/>cd ask-bhr</text:p>
      <text:list xml:id="list5450059211785760764" text:style-name="L3">
        <text:list-item>
          <text:p text:style-name="P24">run build </text:p>
        </text:list-item>
      </text:list>
      <text:p text:style-name="P16"><text:s text:c="2"/>make ask_build</text:p>
      <text:p text:style-name="P2"/>
      <text:p text:style-name="P9"><text:span text:style-name="T5">3.</text:span>3 Simplifi Gen-1 project code</text:p>
      <text:p text:style-name="P9"><text:tab/><text:a xlink:type="simple" xlink:href="https://bitbucket.org/brightsky1/meta-brightsky-simplifi" text:style-name="Internet_20_link" text:visited-style-name="Visited_20_Internet_20_Link">https://bitbucket.org/brightsky1/meta-brightsky-simplifi</text:a></text:p>
      <text:p text:style-name="P8"/>
      <text:h text:style-name="P15" text:outline-level="1"><text:bookmark text:name="markdown-header-readme"/>README</text:h>
      <text:h text:style-name="Heading_20_3" text:outline-level="3"><text:bookmark text:name="markdown-header-repository-setup"/>Repository setup</text:h>
      <text:p text:style-name="Text_20_body">See the manifest repository README for repository setup instructions</text:p>
      <text:h text:style-name="Heading_20_3" text:outline-level="3"><text:bookmark text:name="markdown-header-building"/><text:soft-page-break/>Building</text:h>
      <text:p text:style-name="Text_20_body">First, configure and build for the imx28evk</text:p>
      <text:p text:style-name="P16">MACHINE=imx28evk source setup-environment &lt;build-directory&gt;</text:p>
      <text:p text:style-name="Text_20_body">Then, copy the sample bblayers.conf and local.conf to your newly generated &lt;build-directory&gt;/conf:</text:p>
      <text:p text:style-name="Preformatted_20_Text">cp ../sources/meta-brightsky-simplifi/bblayers.conf.sample conf/bblayers.conf</text:p>
      <text:p text:style-name="P16">cp ../sources/meta-brightsky-simplifi/local.conf.sample conf/local.conf</text:p>
      <text:p text:style-name="Text_20_body">Then, build the minimimal simplifi image</text:p>
      <text:p text:style-name="P16">bitbake simplifi-image-minimal</text:p>
      <text:p text:style-name="P8"/>
      <text:p text:style-name="P31"><text:span text:style-name="T5">4</text:span>. Install Hyper Terminal on Ubuntu</text:p>
      <text:p text:style-name="P7">GtkTerm</text:p>
      <text:p text:style-name="P10">sudo adduser MyUser dialout<text:line-break/>sudo chmod a+rw /dev/ttyUSB0</text:p>
      <text:p text:style-name="P10"/>
      <text:p text:style-name="P11">The above command will help to get rid of the permission issue when change the terminal setting.</text:p>
      <text:p text:style-name="P11"/>
      <text:p text:style-name="P30">5. Install TFTP server</text:p>
      <text:h text:style-name="P28" text:outline-level="3">TFTP Server Install and Setup</text:h>
      <text:list xml:id="list7030181386877780921" text:style-name="L4">
        <text:list-item>
          <text:p text:style-name="P25">Install following packages.</text:p>
          <text:p text:style-name="P20"><text:span text:style-name="Source_20_Text">sudo apt-get install xinetd tftpd tftp</text:span></text:p>
        </text:list-item>
        <text:list-item>
          <text:p text:style-name="P25">Create /etc/xinetd.d/tftp and put this entry</text:p>
          <text:p text:style-name="P17"><text:span text:style-name="Source_20_Text">service tftp</text:span></text:p>
          <text:p text:style-name="P17"><text:span text:style-name="Source_20_Text">{</text:span></text:p>
          <text:p text:style-name="P17"><text:span text:style-name="Source_20_Text">protocol <text:s text:c="7"/>= udp</text:span></text:p>
          <text:p text:style-name="P17"><text:span text:style-name="Source_20_Text">port <text:s text:c="11"/>= 69</text:span></text:p>
          <text:p text:style-name="P17"><text:span text:style-name="Source_20_Text">socket_type <text:s text:c="4"/>= dgram</text:span></text:p>
          <text:p text:style-name="P17"><text:span text:style-name="Source_20_Text">wait <text:s text:c="11"/>= yes</text:span></text:p>
          <text:p text:style-name="P17"><text:span text:style-name="Source_20_Text">user <text:s text:c="11"/>= nobody</text:span></text:p>
          <text:p text:style-name="P17"><text:span text:style-name="Source_20_Text">server <text:s text:c="9"/>= /usr/sbin/in.tftpd</text:span></text:p>
          <text:p text:style-name="P17"><text:span text:style-name="Source_20_Text">server_args <text:s text:c="4"/>= /tftpboot</text:span></text:p>
          <text:p text:style-name="P17"><text:span text:style-name="Source_20_Text">disable <text:s text:c="8"/>= no</text:span></text:p>
          <text:p text:style-name="P20"><text:span text:style-name="Source_20_Text">}</text:span></text:p>
        </text:list-item>
        <text:list-item>
          <text:p text:style-name="P25">Create a folder /tftpboot this should match whatever you gave in server_args. mostly it will be tftpboot</text:p>
          <text:p text:style-name="P17"><text:span text:style-name="Source_20_Text">sudo mkdir /tftpboot</text:span></text:p>
          <text:p text:style-name="P17"><text:span text:style-name="Source_20_Text">sudo chmod -R 777 /tftpboot</text:span></text:p>
          <text:p text:style-name="P20"><text:span text:style-name="Source_20_Text">sudo chown -R nobody /tftpboot</text:span></text:p>
        </text:list-item>
        <text:list-item>
          <text:p text:style-name="P25">Restart the xinetd service.</text:p>
          <text:p text:style-name="P25">newer systems:</text:p>
          <text:p text:style-name="P20"><text:soft-page-break/><text:span text:style-name="Source_20_Text">sudo service xinetd restart</text:span></text:p>
          <text:p text:style-name="P25">older systems:</text:p>
          <text:p text:style-name="P20"><text:span text:style-name="Source_20_Text">sudo /etc/init.d/xinetd restart</text:span></text:p>
        </text:list-item>
      </text:list>
      <text:p text:style-name="Text_20_body">Now our tftp server is up and running.</text:p>
      <text:h text:style-name="Heading_20_3" text:outline-level="3">Testing our tftp server</text:h>
      <text:list xml:id="list5152173974312453788" text:style-name="L5">
        <text:list-item>
          <text:p text:style-name="P26">Create a file named test with some content in /tftpboot path of the tftp server</text:p>
          <text:p text:style-name="P26">Obtain the ip address of the tftp server using ifconfig command</text:p>
        </text:list-item>
        <text:list-item>
          <text:p text:style-name="P26">Now in some other system follow the following steps.</text:p>
          <text:p text:style-name="P18"><text:span text:style-name="Source_20_Text">tftp 192.168.1.2</text:span></text:p>
          <text:p text:style-name="P18"><text:span text:style-name="Source_20_Text">tftp&gt; get test</text:span></text:p>
          <text:p text:style-name="P18"><text:span text:style-name="Source_20_Text">Sent 159 bytes in 0.0 seconds</text:span></text:p>
          <text:p text:style-name="P18"/>
          <text:p text:style-name="P18"><text:span text:style-name="Source_20_Text">tftp&gt; quit</text:span></text:p>
          <text:p text:style-name="P18"/>
          <text:p text:style-name="P21"><text:span text:style-name="Source_20_Text">cat test</text:span></text:p>
        </text:list-item>
      </text:list>
      <text:p text:style-name="Text_20_body">Source: <text:a xlink:type="simple" xlink:href="http://mohammadthalif.wordpress.com/2010/03/05/installing-and-testing-tftpd-in-ubuntudebian/" text:style-name="Internet_20_link" text:visited-style-name="Visited_20_Internet_20_Link">http://mohammadthalif.wordpress.com/2010/03/05/installing-and-testing-tftpd-in-ubuntudebian/</text:a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sans-serif, serif, EmojiFon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0:13:41.445756316</meta:creation-date>
    <dc:date>2017-05-25T12:18:54.527750372</dc:date>
    <meta:editing-duration>PT2H49M18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3" meta:paragraph-count="75" meta:word-count="344" meta:character-count="2655" meta:non-whitespace-character-count="2309"/>
  </office:meta>
</office:document-meta>
</file>